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="0.049cm" fo:border="0.06pt solid #d9d9e3"/>
    </style:style>
    <style:style style:name="P2" style:family="paragraph" style:parent-style-name="Heading_20_2">
      <style:paragraph-properties fo:margin-left="0cm" fo:margin-right="0cm" fo:text-indent="0cm" style:auto-text-indent="false" fo:padding="0.049cm" fo:border="0.06pt solid #d9d9e3"/>
    </style:style>
    <style:style style:name="P3" style:family="paragraph" style:parent-style-name="Heading_20_3">
      <style:paragraph-properties fo:margin-left="0cm" fo:margin-right="0cm" fo:text-indent="0cm" style:auto-text-indent="false" fo:padding="0.049cm" fo:border="0.06pt solid #d9d9e3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8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0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2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4" style:family="paragraph" style:parent-style-name="Text_20_body" style:list-style-name="L5">
      <style:paragraph-properties fo:margin-left="0cm" fo:margin-right="0cm" fo:text-indent="0cm" style:auto-text-indent="false" fo:padding="0.049cm" fo:border="0.06pt solid #d9d9e3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6" style:family="paragraph" style:parent-style-name="Text_20_body" style:list-style-name="L6">
      <style:paragraph-properties fo:margin-left="0cm" fo:margin-right="0cm" fo:text-indent="0cm" style:auto-text-indent="false" fo:padding="0.049cm" fo:border="0.06pt solid #d9d9e3"/>
    </style:style>
    <style:style style:name="P17" style:family="paragraph" style:parent-style-name="Text_20_body" style:list-style-name="L7">
      <style:paragraph-properties fo:margin-left="0cm" fo:margin-right="0cm" fo:text-indent="0cm" style:auto-text-indent="false" fo:padding="0.049cm" fo:border="0.06pt solid #d9d9e3"/>
    </style:style>
    <style:style style:name="P18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19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0" style:family="paragraph" style:parent-style-name="Text_20_body" style:list-style-name="L9">
      <style:paragraph-properties fo:margin-left="0cm" fo:margin-right="0cm" fo:text-indent="0cm" style:auto-text-indent="false" fo:padding="0.049cm" fo:border="0.06pt solid #d9d9e3"/>
    </style:style>
    <style:style style:name="P21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2" style:family="paragraph" style:parent-style-name="Text_20_body" style:list-style-name="L10">
      <style:paragraph-properties fo:margin-left="0cm" fo:margin-right="0cm" fo:text-indent="0cm" style:auto-text-indent="false" fo:padding="0.049cm" fo:border="0.06pt solid #d9d9e3"/>
    </style:style>
    <style:style style:name="P23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4" style:family="paragraph" style:parent-style-name="Text_20_body" style:list-style-name="L11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4088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1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1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pense Tracking System Requirements</text:h>
      <text:h text:style-name="P2" text:outline-level="2">1. Introduction</text:h>
      <text:h text:style-name="P3" text:outline-level="3">1.1 Purpose</text:h>
      <text:p text:style-name="P4">The purpose of this document is to outline the requirements for the development of an Expense Tracking System. The system aims to provide users with a comprehensive solution for budget management, expense tracking, and financial analysis.</text:p>
      <text:h text:style-name="P3" text:outline-level="3">1.2 Scope</text:h>
      <text:p text:style-name="P4">The Expense Tracking System will cover the following key features:</text:p>
      <text:list text:style-name="L1">
        <text:list-item>
          <text:p text:style-name="P5">Monthly and Yearly Budget Management</text:p>
        </text:list-item>
        <text:list-item>
          <text:p text:style-name="P5">Expense Entry and Categorization</text:p>
        </text:list-item>
        <text:list-item>
          <text:p text:style-name="P5">ML Regression for Expense Prediction</text:p>
        </text:list-item>
        <text:list-item>
          <text:p text:style-name="P5"><text:span text:style-name="T2">Daily </text:span>Notifications</text:p>
        </text:list-item>
        <text:list-item>
          <text:p text:style-name="P6">Data Visualization with Charts and Graphs</text:p>
        </text:list-item>
      </text:list>
      <text:h text:style-name="P2" text:outline-level="2">2. Functional Requirements</text:h>
      <text:h text:style-name="P3" text:outline-level="3">2.1 User Management (Optional)</text:h>
      <text:list text:style-name="L2">
        <text:list-item>
          <text:p text:style-name="P7"><text:span text:style-name="Strong_20_Emphasis"><text:span text:style-name="T1">User Registration:</text:span></text:span> Users can create accounts with unique usernames.</text:p>
        </text:list-item>
        <text:list-item>
          <text:p text:style-name="P8"><text:span text:style-name="Strong_20_Emphasis"><text:span text:style-name="T1">User Authentication:</text:span></text:span> Secure login functionality.</text:p>
        </text:list-item>
      </text:list>
      <text:h text:style-name="P3" text:outline-level="3">2.2 Budget Management</text:h>
      <text:list text:style-name="L3">
        <text:list-item>
          <text:p text:style-name="P9"><text:span text:style-name="Strong_20_Emphasis"><text:span text:style-name="T1">Monthly and Yearly Budgets:</text:span></text:span> Users can set and modify budget limits for each month and year.</text:p>
        </text:list-item>
        <text:list-item>
          <text:p text:style-name="P10"><text:span text:style-name="Strong_20_Emphasis"><text:span text:style-name="T1">Budget Tracking:</text:span></text:span> The system should track and display the remaining budget amount for the current month and year.</text:p>
        </text:list-item>
      </text:list>
      <text:h text:style-name="P3" text:outline-level="3">2.3 Expense Entry</text:h>
      <text:list text:style-name="L4">
        <text:list-item>
          <text:p text:style-name="P11"><text:span text:style-name="Strong_20_Emphasis"><text:span text:style-name="T1">Expense Categories:</text:span></text:span> Define and manage different expense categories.</text:p>
        </text:list-item>
        <text:list-item>
          <text:p text:style-name="P12"><text:span text:style-name="Strong_20_Emphasis"><text:span text:style-name="T1">Expense Entry Form:</text:span></text:span> Users can add, edit, and delete expense entries with details like date, amount, category, and notes.</text:p>
        </text:list-item>
      </text:list>
      <text:h text:style-name="P3" text:outline-level="3">2.4 Expense Management</text:h>
      <text:list text:style-name="L5">
        <text:list-item>
          <text:p text:style-name="P13"><text:span text:style-name="Strong_20_Emphasis"><text:span text:style-name="T1">Expense Editing:</text:span></text:span> Users can edit or delete existing expense entries.</text:p>
        </text:list-item>
        <text:list-item>
          <text:p text:style-name="P14"><text:span text:style-name="Strong_20_Emphasis"><text:span text:style-name="T1">Expense Categorization:</text:span></text:span> Implement automatic and manual categorization of expenses.</text:p>
        </text:list-item>
      </text:list>
      <text:h text:style-name="P3" text:outline-level="3"><text:soft-page-break/>2.5 Notification System</text:h>
      <text:list text:style-name="L6">
        <text:list-item>
          <text:p text:style-name="P15"><text:span text:style-name="Strong_20_Emphasis"><text:span text:style-name="T1">Budget Exceedance Alert:</text:span></text:span> <text:span text:style-name="T2">Notify</text:span> when users are about to exceed their monthly <text:span text:style-name="T2">and </text:span>yearly budget.</text:p>
        </text:list-item>
        <text:list-item>
          <text:p text:style-name="P16"><text:span text:style-name="Strong_20_Emphasis"><text:span text:style-name="T1">Spending Rate Alert:</text:span></text:span> Notifications based on ML regression analysis to warn users of potential future budget exceedance.</text:p>
        </text:list-item>
      </text:list>
      <text:h text:style-name="P3" text:outline-level="3">2.6 Expense Analysis</text:h>
      <text:list text:style-name="L7">
        <text:list-item>
          <text:p text:style-name="P17"><text:span text:style-name="Strong_20_Emphasis"><text:span text:style-name="T1">ARIMA for Budget Exceedance Prediction:</text:span></text:span> Utilize ARIMA (AutoRegressive Integrated Moving Average) for predicting potential budget exceedance.</text:p>
        </text:list-item>
      </text:list>
      <text:h text:style-name="P3" text:outline-level="3">2.7 Data Visualization</text:h>
      <text:list text:style-name="L8">
        <text:list-item>
          <text:p text:style-name="P18"><text:span text:style-name="Strong_20_Emphasis"><text:span text:style-name="T1">Expense Statistics:</text:span></text:span> Visual representations of spending habits through charts (pie charts, bar graphs, line charts), <text:span text:style-name="T2">for monthy and yearly spends.</text:span></text:p>
        </text:list-item>
      </text:list>
      <text:h text:style-name="P2" text:outline-level="2">3. Non-Functional Requirements</text:h>
      <text:h text:style-name="P3" text:outline-level="3">3.1 Performance</text:h>
      <text:list text:style-name="L9">
        <text:list-item>
          <text:p text:style-name="P19"><text:span text:style-name="Strong_20_Emphasis"><text:span text:style-name="T1">Notifications:</text:span></text:span> Ensure timely delivery of <text:span text:style-name="T2">n</text:span>otifications.</text:p>
        </text:list-item>
        <text:list-item>
          <text:p text:style-name="P20"><text:span text:style-name="Strong_20_Emphasis"><text:span text:style-name="T1">Machine Learning Model Performance:</text:span></text:span> Monitor and optimize the performance of the ML regression model.</text:p>
        </text:list-item>
      </text:list>
      <text:h text:style-name="P3" text:outline-level="3">3.2 Security</text:h>
      <text:list text:style-name="L10">
        <text:list-item>
          <text:p text:style-name="P21"><text:span text:style-name="Strong_20_Emphasis"><text:span text:style-name="T1">Data Privacy:</text:span></text:span> Implement measures to ensure the privacy and security of user financial data.</text:p>
        </text:list-item>
        <text:list-item>
          <text:p text:style-name="P22"><text:span text:style-name="Strong_20_Emphasis"><text:span text:style-name="T1">Notification Security:</text:span></text:span> Ensure that notification messages are securely delivered and not accessible to unauthorized users.</text:p>
        </text:list-item>
      </text:list>
      <text:h text:style-name="P2" text:outline-level="2">4. Technical Requirements</text:h>
      <text:h text:style-name="P3" text:outline-level="3">4.1 Technology Stack</text:h>
      <text:list text:style-name="L11">
        <text:list-item>
          <text:p text:style-name="P23"><text:span text:style-name="Strong_20_Emphasis"><text:span text:style-name="T1">Frontend:</text:span></text:span> HTML, Bootstrap, CSS, JavaScript, jQuery</text:p>
        </text:list-item>
        <text:list-item>
          <text:p text:style-name="P23"><text:span text:style-name="Strong_20_Emphasis"><text:span text:style-name="T1">Backend:</text:span></text:span> Node.js with Express</text:p>
        </text:list-item>
        <text:list-item>
          <text:p text:style-name="P23"><text:span text:style-name="Strong_20_Emphasis"><text:span text:style-name="T1">Database:</text:span></text:span> MongoDB</text:p>
        </text:list-item>
        <text:list-item>
          <text:p text:style-name="P23"><text:span text:style-name="Strong_20_Emphasis"><text:span text:style-name="T1">Machine Learning Framework:</text:span></text:span> ARIMA (AutoRegressive Integrated Moving Average) for expense prediction</text:p>
        </text:list-item>
        <text:list-item>
          <text:p text:style-name="P24"><text:span text:style-name="Strong_20_Emphasis"><text:span text:style-name="T1">Notification System:</text:span></text:span> <text:span text:style-name="T2">Daily email notifications using </text:span>node-cron <text:span text:style-name="T2">library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7:34:46.612919804</meta:creation-date>
    <dc:date>2024-02-01T17:47:20.596321570</dc:date>
    <meta:editing-duration>PT12M34S</meta:editing-duration>
    <meta:editing-cycles>1</meta:editing-cycles>
    <meta:document-statistic meta:table-count="0" meta:image-count="0" meta:object-count="0" meta:page-count="2" meta:paragraph-count="45" meta:word-count="384" meta:character-count="2666" meta:non-whitespace-character-count="2353"/>
    <meta:generator>LibreOffice/7.6.4.1$Linux_X86_64 LibreOffice_project/60$Build-1</meta:generator>
  </office:meta>
</office:document-meta>
</file>